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h text:style-name="Heading_20_2" text:outline-level="2">0 Introduction</text:h>
      <text:h text:style-name="Heading_20_3" text:outline-level="3">0.1 Key Idea</text:h>
      <text:p text:style-name="First_20_paragraph">The story Jesus being crucified teaches us Jesus died on the cross as a sacrifice to be punished for the sin of people so that God would not punish people who believe in Jesus.</text:p>
      <text:h text:style-name="Heading_20_3" text:outline-level="3">0.2 Creedal Verse</text:h>
      <text:p text:style-name="First_20_paragraph">“For Christ also suffered once for sins, the righteous for the unrighteous, that he might bring us to God, being put to death in the flesh but made alive in the spirit.” 1 Peter 3:1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text:p>
      <text:p text:style-name="PageBreakStyle"/>
      <text:h text:style-name="Heading_20_3" text:outline-level="3">0.4 Open Bible Story: Jesus Is Crucified</text:h>
      <text:h text:style-name="Heading_20_9" text:outline-level="9">40-01</text:h>
      <text:p text:style-name="First_20_paragraph"/>
      <text:p text:style-name="Text_20_body">After the soldiers mocked Jesus, they led him away to crucify him. They made him carry the cross on which he would die.</text:p>
      <text:h text:style-name="Heading_20_9" text:outline-level="9">40-02</text:h>
      <text:p text:style-name="First_20_paragraph"/>
      <text:p text:style-name="Text_20_body">The soldiers brought Jesus to a place called ‘the Skull’ and nailed his hands and feet to the cross. But Jesus said, “Father, forgive them, because they do not know what they are doing.” They also put a sign on the cross above his head. It said, “King of the Jews.” This is what Pilate had told them to write.</text:p>
      <text:h text:style-name="Heading_20_9" text:outline-level="9">40-03</text:h>
      <text:p text:style-name="First_20_paragraph"/>
      <text:p text:style-name="Text_20_body">Then the soldiers gambled for Jesus’ clothing. When they did this, they fulfilled a prophecy that said, “They divided my garments among them, and gambled for my clothing.”</text:p>
      <text:h text:style-name="Heading_20_9" text:outline-level="9">40-04</text:h>
      <text:p text:style-name="First_20_paragraph"/>
      <text:p text:style-name="Text_20_body">There were also two robbers whom the soldiers crucified at the same time, putting them on either side of Jesus. One of the robbers mocked Jesus, but the other said to him, “Do you not fear that God will punish you? We are guilty of doing many bad things, but this man is innocent.” Then he said to Jesus, “Please remember me when you become king in your kingdom.” Jesus answered him, “Today you will be with me in Paradise.”</text:p>
      <text:h text:style-name="Heading_20_9" text:outline-level="9">40-05</text:h>
      <text:p text:style-name="First_20_paragraph"/>
      <text:p text:style-name="Text_20_body">The Jewish leaders and the other people in the crowd mocked Jesus. They said to him, “If you are the Son of God, come down from the cross and save yourself! Then we will believe you.”</text:p>
      <text:h text:style-name="Heading_20_9" text:outline-level="9">40-06</text:h>
      <text:p text:style-name="First_20_paragraph"/>
      <text:p text:style-name="Text_20_body">Then the sky over the whole region became completely dark, even though it was the middle of the day. It became dark at noon and stayed dark for three hours.</text:p>
      <text:h text:style-name="Heading_20_9" text:outline-level="9">40-07</text:h>
      <text:p text:style-name="First_20_paragraph"/>
      <text:p text:style-name="Text_20_body">Then Jesus cried out, “It is finished! Father, I am giving my spirit into your hands.” Then he bowed his head and gave up his spirit. When he died, there was an earthquake. In the Temple, the large curtain that separated the people from the presence of God was torn in two from the top to the bottom.</text:p>
      <text:h text:style-name="Heading_20_9" text:outline-level="9">40-08</text:h>
      <text:p text:style-name="First_20_paragraph"/>
      <text:p text:style-name="Text_20_body">Through his death, Jesus opened the way for people to come to God. When a soldier guarding Jesus saw everything that had happened, he said, “Certainly, this man was innocent. He was the Son of God.”</text:p>
      <text:h text:style-name="Heading_20_9" text:outline-level="9">40-09</text:h>
      <text:p text:style-name="First_20_paragraph"/>
      <text:p text:style-name="Text_20_body">Then two Jewish leaders named Joseph and Nicodemus came and asked Pilate for Jesus’ body. They believed that Jesus was the Messiah. They wrapped his body in cloth, took it to a tomb cut out of rock and placed it inside. Then they rolled a large stone in front of the tomb to block the opening.</text:p>
      <text:p text:style-name="Text_20_body"><text:span text:style-name="T1">A Bible story from: Matthew 27:27-61; Mark 15:16-47; Luke 23:26-56; John 19:17-4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0-01</text:h>
      <text:p text:style-name="First_20_paragraph">After the soldiers mocked Jesus, what were they going to do to him?<text:line-break/>The soldiers led Jesus away to crucify him.</text:p>
      <text:p text:style-name="Text_20_body">When the soldiers led Jesus away to crucify him, what did they make him carry?<text:line-break/>They made him carry the cross on which he would die.</text:p>
      <text:h text:style-name="Heading_20_4" text:outline-level="4">40-02</text:h>
      <text:p text:style-name="First_20_paragraph">What was the name of the place where Jesus was crucified?<text:line-break/>It was called ‘the Skull.’</text:p>
      <text:p text:style-name="Text_20_body">How did the soldiers attach Jesus to the cross?<text:line-break/>They nailed his hands and feet to the cross.</text:p>
      <text:p text:style-name="Text_20_body">What did Jesus pray concerning the people who were crucifying him?<text:line-break/>He prayed, “Father, forgive them, because they do not know what they are doing.”</text:p>
      <text:p text:style-name="Text_20_body">What was written on the sign above Jesus’ head?<text:line-break/>The sign said, “King of the Jews.”</text:p>
      <text:p text:style-name="Text_20_body">Who told them to write this on the sign?<text:line-break/>Pilate told them to write “King of the Jews” on the sign.</text:p>
      <text:h text:style-name="Heading_20_4" text:outline-level="4">40-03</text:h>
      <text:p text:style-name="First_20_paragraph">How did the soldiers divide up Jesus’ clothes?<text:line-break/>They gambled for his clothing as had been prophesied.</text:p>
      <text:p text:style-name="Text_20_body">What did the prophecy say?<text:line-break/>The prophecy said that they would divide up his garments and gamble for his clothing.</text:p>
      <text:h text:style-name="Heading_20_4" text:outline-level="4">40-04</text:h>
      <text:p text:style-name="First_20_paragraph">Who else was crucified at the same time with Jesus?<text:line-break/>Two robbers were crucified at the same time on either side of Jesus.</text:p>
      <text:p text:style-name="Text_20_body">What did the robber who did not mock Jesus ask him to do?<text:line-break/>He asked Jesus to remember him in his kingdom.</text:p>
      <text:p text:style-name="Text_20_body">What did the other robber ask the robber who mocked Jesus?<text:line-break/>The one robber asked robber who mocked Jesus whether he feared God who would punish him.</text:p>
      <text:p text:style-name="Text_20_body">What did that robber say about Jesus and the guilt of the robbers?<text:line-break/>The robber who did not mock Jesus said that Jesus was innocent while both robbers did many bad things.</text:p>
      <text:p text:style-name="Text_20_body">What did that robber ask Jesus?<text:line-break/>He asked Jesus to remember him when he became king in his kingdom.</text:p>
      <text:p text:style-name="Text_20_body">What was Jesus’ answer to the request of the robber?<text:line-break/>Jesus said, “Today, you will be with me in Paradise.”</text:p>
      <text:h text:style-name="Heading_20_4" text:outline-level="4">40-05</text:h>
      <text:p text:style-name="First_20_paragraph">How did the Jewish leaders and people treat Jesus?<text:line-break/>The Jewish leaders and people in the crowd mocked Jesus.</text:p>
      <text:p text:style-name="Text_20_body">What did the crowd want Jesus to do to prove that he was the Son of God?<text:line-break/>They told him to come down from the cross and save himself.</text:p>
      <text:h text:style-name="Heading_20_4" text:outline-level="4">40-06</text:h>
      <text:p text:style-name="First_20_paragraph">What unusual thing happened in the sky in the middle of the day?<text:line-break/>It became completely dark at noon and stayed dark for three hours.</text:p>
      <text:h text:style-name="Heading_20_4" text:outline-level="4">40-07</text:h>
      <text:p text:style-name="First_20_paragraph">What were the last words Jesus cried out from the cross?<text:line-break/>Jesus cried out, “It is finished! Father, I give my spirit into your hands.”</text:p>
      <text:p text:style-name="Text_20_body">What happened after Jesus committed himself to God the Father?<text:line-break/>Jesus bowed his head and gave up his spirit.</text:p>
      <text:p text:style-name="Text_20_body">What miraculous things happened immediately after Jesus died?<text:line-break/>There was an earthquake and the large curtain in the Temple was torn in two, from top to bottom.</text:p>
      <text:h text:style-name="Heading_20_4" text:outline-level="4">40-08</text:h>
      <text:p text:style-name="First_20_paragraph">What did Jesus accomplish through his death?<text:line-break/>Jesus opened the way for people to come to God.</text:p>
      <text:p text:style-name="Text_20_body">How did the soldier guarding Jesus respond?<text:line-break/>A solider guarding Jesus saw what happened and said that Jesus was innocent and the Son of God.</text:p>
      <text:h text:style-name="Heading_20_4" text:outline-level="4">40-09</text:h>
      <text:p text:style-name="First_20_paragraph">Who asked Pilate for Jesus’ body?<text:line-break/>Two Jewish leaders named Joseph and Nicodemus asked for his body.</text:p>
      <text:p text:style-name="Text_20_body">Who did Joseph and Nicodemus think Jesus was?<text:line-break/>Joseph and Nicodemus believed Jesus was the Messiah.</text:p>
      <text:p text:style-name="Text_20_body">What did they do with the body?<text:line-break/>They wrapped the body in cloth and placed it in a tomb cut out of rock, and then rolled a large stone in front of the tomb.</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0-01</text:h>
      <text:p text:style-name="First_20_paragraph"><text:span text:style-name="T2">led him away</text:span> The soldiers took Jesus away as one would take a prisoner away to a sentence. How would you express <text:span text:style-name="T2">led him away</text:span> to mean forced him to go with them as a prisoner?</text:p>
      <text:p/>
      <text:p text:style-name="Text_20_body"><text:span text:style-name="T2">to crucify him</text:span> Crucifixion was a common way the Romans punished criminals. They would execute people by nailing or binding the person to a wooden beam or cross. How would you express <text:span text:style-name="T2">to crucify him</text:span> to mean to kill him on a cross?</text:p>
      <text:p/>
      <text:h text:style-name="Heading_20_4" text:outline-level="4">40-02</text:h>
      <text:p text:style-name="First_20_paragraph"><text:span text:style-name="T2">a place called </text:span>‘<text:span text:style-name="T2">the Skull</text:span>’ The place where the soldiers crucified Jesus was called the Skull. This is a small escarpment near Jerusalem with a rocky, white face which looks somewhat like a skull. How would you express <text:span text:style-name="T2">a place called </text:span>‘<text:span text:style-name="T2">the Skull</text:span>’ to mean a place that people called ‘the Skull’?</text:p>
      <text:p/>
      <text:p text:style-name="Text_20_body"><text:span text:style-name="T2">forgive them, because they do not know what they are doing</text:span> Jesus prayed to God the Father that he would not punish them for their sin because they did not really understand who they were crucifying. The soldiers thought Jesus was only a criminal who deserved to die. They did not understand that he was the Son of God. How would you express <text:span text:style-name="T2">forgive them, because they do not know what they are doing</text:span> to mean they do not understand the meaning of what they are doing, so please forgive them?</text:p>
      <text:p/>
      <text:h text:style-name="Heading_20_4" text:outline-level="4">40-03</text:h>
      <text:p text:style-name="First_20_paragraph"><text:span text:style-name="T2">the soldiers gambled for Jesus’ clothing</text:span> The soldiers played a game of betting to win Jesus’ clothes. We do not know how they did this, but they could have tossed stones on the ground to win Jesus’ clothing or chosen sticks to decide who could take Jesus’ clothes. The winner received his clothing. How would you express <text:span text:style-name="T2">the soldiers gambled for Jesus’ clothing</text:span> to mean the soldiers played a game of chance to win Jesus’ clothes?</text:p>
      <text:p/>
      <text:p text:style-name="Text_20_body"><text:span text:style-name="T2">they fulfilled a prophecy that said</text:span> The prophets predicted long ago that people would gamble for Jesus’ clothing. How would you express <text:span text:style-name="T2">they fulfilled a prophecy that said</text:span> to mean the soldiers did what the scriptures had long ago predicted would happen to the Messiah?</text:p>
      <text:p/>
      <text:h text:style-name="Heading_20_4" text:outline-level="4">40-04</text:h>
      <text:p text:style-name="First_20_paragraph"><text:span text:style-name="T2">two robbers</text:span> These two criminals were guilty of using force or violence to steal things. How would you express <text:span text:style-name="T2">two robbers</text:span> to mean two bandits who were guilty of taking things that did not belong to them?</text:p>
      <text:p/>
      <text:p text:style-name="Text_20_body"><text:span text:style-name="T2">Do you not fear that God will punish you?</text:span> The robber does not expect an answer to this question; it is a way to make a strong statement to tell the other robber that he should fear God. How would you express <text:span text:style-name="T2">Do you not fear that God will punish you?</text:span> as a question means you should fear God who will judge you for the crimes you have committed and wrongs you have done?</text:p>
      <text:p/>
      <text:p text:style-name="Text_20_body"><text:span text:style-name="T2">We are guilty of doing many bad things, but this man is innocent</text:span> The robber admitted that the two robbers had committed crimes but Jesus was not guilty of any crime. The robbers deserved to die for their crimes but Jesus did not do anything wrong to deserve to die. How would you express <text:span text:style-name="T2">We are guilty of doing many bad things, but this man is innocent</text:span> to mean the two robbers did evil things and deserved to die, but this man, Jesus, had done nothing wrong and did not deserve to die?</text:p>
      <text:p/>
      <text:p text:style-name="Text_20_body"><text:span text:style-name="T2">Please remember me</text:span> The robber asked Jesus to allow him to be with Jesus. Remember here does not mean to recall something after forgetting it. The robber is making a humble request that Jesus would give him access to God’s kingdom. How would you express <text:span text:style-name="T2">Please remember me</text:span> as a humble request that Jesus would accept him and welcome him into his kingdom?</text:p>
      <text:p/>
      <text:p text:style-name="Text_20_body"><text:span text:style-name="T2">in your kingdom</text:span> The robber asked Jesus to welcome him to be with him at the time Jesus became king and established his kingdom. How would you express <text:span text:style-name="T2">in your kingdom</text:span> to mean the time when Jesus establishes his kingdom and rules as king?</text:p>
      <text:p/>
      <text:p text:style-name="Text_20_body"><text:span text:style-name="T2">Today you will be with me in Paradise</text:span> Jesus told the robber that he would be with Jesus that very day. They both would die and spirit of the robber would be with Jesus in heaven because he believed and trusted Jesus. How would you express <text:span text:style-name="T2">Today you will be with me in Paradise</text:span> to mean the robber’s spirit would be with Jesus in heaven that very day after he died?</text:p>
      <text:p/>
      <text:h text:style-name="Heading_20_4" text:outline-level="4">40-05</text:h>
      <text:p text:style-name="First_20_paragraph"><text:span text:style-name="T2">If you are the Son of God, come down from the cross and save yourself!</text:span> Jesus is really the Son of God. He also has all power. Jesus allowed people to crucify him on the cross. The people mocking Jesus did not believe this. They were trying to mock Jesus because they expected the Son of God to not be mistreated and crucified like what was happening to Jesus. They did not believe Jesus was the Son of God. They also did not understand why Jesus was dying on the cross. The people were mocking Jesus, but he truly was the Son of God. How would you express <text:span text:style-name="T2">If you are the Son of God, come down from the cross and save yourself!</text:span> as a way to mock Jesus by saying that if he really was the Son of God he should come off the cross and rescue himself from death?</text:p>
      <text:p/>
      <text:p text:style-name="Text_20_body"><text:span text:style-name="T2">Then we will believe you</text:span> The people said that they would believe that Jesus is the Messiah if Jesus came off of the cross by his own power. They did not really believe in him. They only said they would believe in Jesus if Jesus performed this act. Jesus was dying on the cross for a reason the people did not believe or understand. How would you express <text:span text:style-name="T2">Then we will believe you</text:span> to mean the people would believe Jesus is the Messiah if he showed them his power and came down from the cross?</text:p>
      <text:p/>
      <text:h text:style-name="Heading_20_4" text:outline-level="4">40-06</text:h>
      <text:p text:style-name="First_20_paragraph"><text:span text:style-name="T2">even though it was the middle of the day</text:span> The sky in that region became dark like it was night time. However, it was the middle of the day. This is a surprising thing to happen in the middle of the day. It was a miracle. How would you express <text:span text:style-name="T2">even though it was the middle of the day</text:span> to mean an unexpected thing happened when God caused the sky to turn dark like night but it was the afternoon?</text:p>
      <text:p/>
      <text:h text:style-name="Heading_20_4" text:outline-level="4">40-07</text:h>
      <text:p text:style-name="First_20_paragraph"><text:span text:style-name="T2">It is finished!</text:span> Jesus said these words right before he died on the cross. He was saying that he accomplished the work that God gave Jesus to do. This means that Jesus’ work of salvation was complete. How would you express <text:span text:style-name="T2">It is finished!</text:span> to mean the work of salvation is completed or Jesus accomplished the work of salvation by dying on the cross?</text:p>
      <text:p/>
      <text:p text:style-name="Text_20_body"><text:span text:style-name="T2">I am giving my spirit into your hands</text:span> Jesus gave himself to God’s protection and safekeeping. Jesus trusted God the Father to care for him after death. How would you express <text:span text:style-name="T2">I am giving my spirit into your hands</text:span> to mean Jesus entrusted his spirit to God’s care?</text:p>
      <text:p/>
      <text:p text:style-name="Text_20_body"><text:span text:style-name="T2">bowed his head and gave up his spirit</text:span> This is the point when Jesus died. Because his physical body final died, Jesus’ head moved downward and his spirit went to God. These phrases tell that Jesus died. How would you express <text:span text:style-name="T2">bowed his head and gave up his spirit</text:span> to mean when Jesus died he lowered his head and released his spirit to God?</text:p>
      <text:p/>
      <text:p text:style-name="Text_20_body"><text:span text:style-name="T2">In the Temple, the large curtain that separated the people from the presence of God was torn in two</text:span> At the time Jesus died, God caused the large curtain in the Temple to be divided into two pieces. This curtain was a large, strong fabric hung in the Temple. It was a thick curtain or hanging fabric that separated one room from another. This curtain separated the people from the most holy place in the temple. When the curtain was torn, the people now had access to God’s presence. How would you expressI <text:span text:style-name="T2">In the Temple, the large curtain that separated the people from the presence of God was torn in two</text:span> to mean God tore in two the thick fabric in the Temple that separated the people from his presence?</text:p>
      <text:p/>
      <text:h text:style-name="Heading_20_4" text:outline-level="4">40-08</text:h>
      <text:p text:style-name="First_20_paragraph"><text:span text:style-name="T2">Through his death</text:span> Jesus accomplished salvation for people by dying on the cross. God restores people to himself by Jesus’ crucifixion. How would you express <text:span text:style-name="T2">Through his death</text:span> to mean Jesus made it possible for people to be restored to God by means of his death?</text:p>
      <text:p/>
      <text:p text:style-name="Text_20_body"><text:span text:style-name="T2">Jesus opened the way for people to come to God</text:span> Jesus made it possible for people to know God personally by dying on the cross. Jesus’ death on the cross was a sacrifice that paid for human sin. Jesus was punished for the sin of people instead of humans being punished for their sin. The tearing of the curtain showed that the barrier between God and people had been removed. Only those who believe in Jesus can have forgiveness of their sin. How would you express <text:span text:style-name="T2">Jesus opened the way for people to come to God</text:span> to mean Jesus made it possible for people to come near God and know him personally because of his death on the cross?</text:p>
      <text:p/>
      <text:h text:style-name="Heading_20_4" text:outline-level="4">40-09</text:h>
      <text:p text:style-name="First_20_paragraph"><text:span text:style-name="T2">asked Pilate for Jesus’ body</text:span> Joseph and Nicodemus requested to have Jesus body so they could bury it. How would you express <text:span text:style-name="T2">asked Pilate for Jesus’ body</text:span> to mean they asked Pilate to permit them to take Jesus’ body down from the cross so they could bury it?</text:p>
      <text:p/>
      <text:p text:style-name="Text_20_body"><text:span text:style-name="T2">took it to a tomb cut out of rock and placed it inside</text:span> Jesus was buried in a tomb that was cut out of a rock. This opening was covered by a large stone that was rolled in front of the entrance. How would you express <text:span text:style-name="T2">took it to a tomb cut out of rock and placed it inside</text:span> to mean they buried Jesus inside a tomb that was made by cutting out an open space in a large rock area?</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endure in his crucifixion? (40-01, 40-02, 40-03, 40-04, 40-05, 40-07)</text:h>
      <text:p text:style-name="First_20_paragraph">Mocking and Shame: The soldiers mocked Jesus. They made him carry the cross upon which he would die. One of the robbers mocked Jesus on the cross. The Jewish leaders and people in the crowd also mocked Jesus. They said that if really was the Son of God that he should save himself by coming down from the cross. Jesus endured shame and humiliation. (40-01, 40-04, 40-05)</text:p>
      <text:p/>
      <text:p text:style-name="Text_20_body">Physical Pain: The soldiers led Jesus away to be killed on a cross. They nailed his hands and feet to the wooden cross and allowed him to hang there to die. Jesus endured physical pain. (40-01, 40-02)</text:p>
      <text:p/>
      <text:p text:style-name="Text_20_body">Accusation and Guilt: Pilate told them to write “King of the Jews” on a sign above Jesus’ head. People did not believe Jesus was the King of the Jews. This sign mocked Jesus and accused him of speaking wrongly about himself. People accused Jesus of wrongdoing. The irony of this sign is that Jesus is actually the King of the Jews. Jesus was innocent and was killed for sins he did not commit. (40-02)</text:p>
      <text:p/>
      <text:p text:style-name="Text_20_body">Humiliation and God’s Plan: The soldiers gambled for Jesus’ clothes. Removing all of his clothes was humiliating. This also fulfilled a prophecy that was given many years before. Jesus’ death on the cross was part of God’s plan. (40-03)</text:p>
      <text:p/>
      <text:p text:style-name="Text_20_body">Death: Jesus died on the cross. After hours of hanging on the cross, Jesus physically died. Jesus endured death on the cross. (40-01, 40-07)</text:p>
      <text:p/>
      <text:h text:style-name="Heading_20_5" text:outline-level="5">What people showed lack of faith in Jesus? (40-01, 40-02, 40-03, 40-04, 40-05)</text:h>
      <text:p text:style-name="First_20_paragraph">Soldiers: The soldiers mocked Jesus. They participated in killing Jesus. They also gambled for his clothes. They (40-01, 40-02, 40-03)</text:p>
      <text:p text:style-name="Text_20_body">Robber: The one robber mocked and reviled Jesus. The robber assumed that if Jesus was on the cross he was not powerful to save himself. (40-05)</text:p>
      <text:p/>
      <text:p text:style-name="Text_20_body">Jewish Leaders and People: The Jewish leaders and the crowd expressed doubt that Jesus was the Son of God. They completely misunderstood who he is and why he was dying on the cross. They were examples of lack of belief. (40-05)</text:p>
      <text:p/>
      <text:h text:style-name="Heading_20_5" text:outline-level="5">What was Jesus accomplishing by dying on the cross? (40-02, 40-04, 40-06, 40-07, 40-08)</text:h>
      <text:p text:style-name="First_20_paragraph">Jesus’ Identity: Jesus proved who he really was. In this story, Jesus is identified as the King of the Jews (40-02, 40-04), the Son of God (40-05, 40-08), and the Messiah (40-09).</text:p>
      <text:p text:style-name="Text_20_body">Jesus’ Innocence: Jesus showed that he was innocent on the cross. (40-04, 40-08)</text:p>
      <text:p/>
      <text:p text:style-name="Text_20_body">Forgiveness: Jesus asked God to forgive people because they did not know who they were killing on the cross. Jesus went to the cross to save people from their sin. (40-02)</text:p>
      <text:p/>
      <text:p text:style-name="Text_20_body">Eternal Life: Jesus promised the robber who believed in him that he would be with Jesus in Paradise that very day. Jesus went to the cross to make eternal life with God possible. (40-04)</text:p>
      <text:p/>
      <text:p text:style-name="Text_20_body">Confronting Darkness: Before Jesus died, the sky became dark in the region. It was the afternoon but it was dark like the night. It stayed dark for three hours. Jesus’ death was God’s means of fighting against the darkness in the world and all the sad and sorrowful effects of sin. (40-06)</text:p>
      <text:p/>
      <text:p text:style-name="Text_20_body">Complete God’s Work/Plan of Salvation: Just before Jesus died he cried out, “It is finished!” Jesus was saying that his death on the cross was completing the work God the Father sent Jesus to earth to accomplish. Jesus’ death was completing God’s work/plan to save people from their sin. (40-07)</text:p>
      <text:p/>
      <text:p text:style-name="Text_20_body">Remove Barrier Between God and People: At the moment Jesus died, the large curtain in the temple that separated people from God was torn in two. Jesus’ death on the cross removed the barrier that kept people from God. (40-07)</text:p>
      <text:p/>
      <text:p text:style-name="Text_20_body">Restore Relationship with God: Jesus’ death on the cross made it possible for people to be restored to a relationship with God. Sin separates people from God. Jesus died on the cross on was punished for sin that humans committed. By believing in Jesus people can have their sins forgiven because of Jesus’ sacrifice. Jesus’ death made it possible to be reconciled to God. (40-08)</text:p>
      <text:p/>
      <text:h text:style-name="Heading_20_5" text:outline-level="5">How did the robber on the cross, the Roman solider, Joseph, and Nicodemus show their faith in Jesus? (40-04, 40-08, 40-09)</text:h>
      <text:p text:style-name="First_20_paragraph">Robber: One robber on the cross expressed believe in Jesus. He acknowledged that he was guilty of doing wrong. He showed a fear of God. He believed Jesus was innocent of wrongdoing. He asked Jesus to accept him into his kingdom and allow. Jesus told that robber that he would enjoy life with God that very day after he died. (40-04)</text:p>
      <text:p/>
      <text:p text:style-name="Text_20_body">Roman Soldier: The Roman solider who saw what happened came to believe that Jesus was innocent. He also became convinced that Jesus is God’s Son. (40-08)</text:p>
      <text:p/>
      <text:p text:style-name="Text_20_body">Joseph and Nicodemus: Joseph and Nicodemus asked permission to bury Jesus’ body. They wanted to treat Jesus with respect and honor. They believed that Jesus was the Messiah. (40-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kinds of things did Jesus endure on the cross? How does this story show the various things Jesus endured on the cross in order to rescue humans from their sin?</text:p>
        </text:list-item>
        <text:list-item>
          <text:p text:style-name="P1">Why did Jesus allow himself to be killed on the cross? What does this story tell us about what Jesus was accomplishing through his crucifixion?</text:p>
        </text:list-item>
        <text:list-item>
          <text:p text:style-name="P1">What does it look like to really believe in Jesus? How do the various characters in this story treat or respond to Jesus in a way that teaches us about the nature of genuine faith?</text:p>
        </text:list-item>
      </text:list>
      <text:p text:style-name="First_20_paragraph">##./obs_source/transclusions_2_drafting.md NOT FOUND!!</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new convictions have you developed about who Jesus is and what he accomplished on the cross?</text:p>
        </text:list-item>
        <text:list-item>
          <text:p text:style-name="P2">Have you placed your faith in Jesus? Have you trusted in Jesus’ death to restore your relationship with God? How do you know?</text:p>
        </text:list-item>
        <text:list-item>
          <text:p text:style-name="P2">How is Jesus suffering on the cross a means of comfort for you?</text:p>
        </text:list-item>
        <text:list-item>
          <text:p text:style-name="P2">How does Jesus’ behavior on the cross provide an example for how you should treat others who are far from God?</text:p>
        </text:list-item>
        <text:list-item>
          <text:p text:style-name="P2">How has Jesus’s death on the cross brought you freedom from sin and reconciliation with God?</text:p>
        </text:list-item>
      </text:list>
      <text:p text:style-name="First_20_paragraph">##./obs_source/transclusions_3_checking.md NOT FOUND!!</text:p>
      <text:p text:style-name="PageBreakStyle"/>
      <text:p text:style-name="Text_20_body">##./obs_source/transclusions_4.md NOT FOUND!!</text:p>
      <text:p text:style-name="PageBreakStyle"/>
      <text:p text:style-name="Text_20_body">##./obs_source/transclusions_5.md NOT FOUND!!</text:p>
      <text:p text:style-name="PageBreakStyle"/>
      <text:p text:style-name="Text_20_body">##./obs_source/transclusions.md NOT FOUN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
    <dc:description/>
    <dc:subject/>
    <meta:keyword/>
    <meta:initial-creator/>
    <dc:creator/>
    <meta:creation-date>2023-05-24T11:34:42Z</meta:creation-date>
    <dc:date>2023-05-24T11:34:42Z</dc:date>
  </office:meta>
</office:document-meta>
</file>